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fo:font-style="normal" style:font-style-asian="normal" style:font-style-complex="normal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3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5" draw:id="id5" draw:layer="layout" svg:width="1.016cm" svg:height="0.889cm" svg:x="6.715cm" svg:y="1.635cm">
          <text:p text:style-name="P1"><text:span text:style-name="T1">X</text:span><text:span text:style-name="T2">1</text:span></text:p>
        </draw:ellipse>
        <draw:ellipse draw:style-name="gr1" draw:text-style-name="P2" xml:id="id1" draw:id="id1" draw:layer="layout" svg:width="1.016cm" svg:height="0.889cm" svg:x="8.493cm" svg:y="1.635cm">
          <text:p text:style-name="P1"><text:span text:style-name="T1">X</text:span><text:span text:style-name="T2">2</text:span></text:p>
        </draw:ellipse>
        <draw:ellipse draw:style-name="gr1" draw:text-style-name="P2" xml:id="id3" draw:id="id3" draw:layer="layout" svg:width="1.016cm" svg:height="0.889cm" svg:x="10.271cm" svg:y="1.635cm">
          <text:p text:style-name="P1"><text:span text:style-name="T1">X</text:span><text:span text:style-name="T2">3</text:span></text:p>
        </draw:ellipse>
        <draw:ellipse draw:style-name="gr1" draw:text-style-name="P2" xml:id="id4" draw:id="id4" draw:layer="layout" svg:width="1.016cm" svg:height="0.889cm" svg:x="13.827cm" svg:y="1.635cm">
          <text:p text:style-name="P1"><text:span text:style-name="T1">X</text:span><text:span text:style-name="T3">n</text:span></text:p>
        </draw:ellipse>
        <draw:frame draw:style-name="gr2" draw:layer="layout" svg:width="1.043cm" svg:height="0.963cm" svg:x="12.049cm" svg:y="1.478cm">
          <draw:text-box>
            <text:p>...</text:p>
          </draw:text-box>
        </draw:frame>
        <draw:ellipse draw:style-name="gr1" draw:text-style-name="P2" xml:id="id2" draw:id="id2" draw:layer="layout" svg:width="1.016cm" svg:height="0.889cm" svg:x="10.271cm" svg:y="5.148cm">
          <text:p text:style-name="P1"><text:span text:style-name="T1">Y</text:span></text:p>
        </draw:ellipse>
        <draw:connector draw:style-name="gr3" draw:text-style-name="P3" draw:layer="layout" draw:type="line" svg:x1="9.001cm" svg:y1="2.524cm" svg:x2="10.779cm" svg:y2="5.148cm" draw:start-shape="id1" draw:start-glue-point="2" draw:end-shape="id2" draw:end-glue-point="0" svg:d="M9001 2524l1778 2624">
          <text:p/>
        </draw:connector>
        <draw:connector draw:style-name="gr3" draw:text-style-name="P1" draw:layer="layout" draw:type="line" svg:x1="10.779cm" svg:y1="2.524cm" svg:x2="10.779cm" svg:y2="5.148cm" draw:start-shape="id3" draw:start-glue-point="2" draw:end-shape="id2" draw:end-glue-point="0" svg:d="M10779 2524v2624">
          <text:p/>
        </draw:connector>
        <draw:connector draw:style-name="gr3" draw:text-style-name="P1" draw:layer="layout" draw:type="line" svg:x1="14.335cm" svg:y1="2.524cm" svg:x2="10.779cm" svg:y2="5.148cm" draw:start-shape="id4" draw:start-glue-point="2" draw:end-shape="id2" draw:end-glue-point="0" svg:d="M14335 2524l-3556 2624">
          <text:p/>
        </draw:connector>
        <draw:connector draw:style-name="gr3" draw:text-style-name="P3" draw:layer="layout" draw:type="line" svg:x1="7.223cm" svg:y1="2.524cm" svg:x2="10.779cm" svg:y2="5.148cm" draw:start-shape="id5" draw:start-glue-point="2" draw:end-shape="id2" draw:end-glue-point="0" svg:d="M7223 2524l3556 26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8-07-24T13:13:15.69</dc:date>
    <dc:creator>Loc Nguyen</dc:creator>
    <meta:editing-duration>PT2H29M13S</meta:editing-duration>
    <meta:editing-cycles>17</meta:editing-cycles>
    <meta:generator>OpenOffice/4.1.2$Win32 OpenOffice.org_project/412m3$Build-9782</meta:generator>
    <meta:document-statistic meta:object-count="10"/>
  </office:meta>
</office:document-meta>
</file>